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e, Ukraine, live for beauty,</text:p>
      <text:p text:style-name="P1">For strength, for truth, for freedom!</text:p>
      <text:p text:style-name="P1">Noises, Ukraine, like native forests,</text:p>
      <text:p text:style-name="P1">Like the wind in a wide field.</text:p>
      <text:p text:style-name="P1">You will not be bound by chains before the court,</text:p>
      <text:p text:style-name="P1">And the enemy will not twist their hands:</text:p>
      <text:p text:style-name="P1">Your faithful sons stand around</text:p>
      <text:p text:style-name="P1">With sabers in hands on guard.</text:p>
      <text:p text:style-name="P1">They stand, swear to you on sabers</text:p>
      <text:p text:style-name="P1">And live and die with you,</text:p>
      <text:p text:style-name="P1">And native flags in bloody battles</text:p>
      <text:p text:style-name="P1">Never cover with sham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00:24:49.991000000</meta:creation-date>
    <meta:print-date>2024-06-25T00:27:15.288000000</meta:print-date>
    <meta:printed-by>Файли PDF</meta:printed-by>
    <dc:date>2024-06-25T00:27:18.593000000</dc:date>
    <meta:editing-duration>PT3S</meta:editing-duration>
    <meta:editing-cycles>1</meta:editing-cycles>
    <meta:document-statistic meta:table-count="0" meta:image-count="0" meta:object-count="0" meta:page-count="1" meta:paragraph-count="12" meta:word-count="75" meta:character-count="403" meta:non-whitespace-character-count="340"/>
    <meta:generator>LibreOffice/7.6.1.2$Windows_X86_64 LibreOffice_project/f5defcebd022c5bc36bbb79be232cb6926d8f674</meta:generator>
  </office:meta>
</office:document-meta>
</file>